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781" officeooo:paragraph-rsid="000307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5c76d" officeooo:paragraph-rsid="0005c76d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973e0" officeooo:paragraph-rsid="000973e0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b3c5d" officeooo:paragraph-rsid="000b3c5d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5bf5b" officeooo:paragraph-rsid="0015bf5b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6465c" officeooo:paragraph-rsid="0016465c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7e082" officeooo:paragraph-rsid="0017e082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09190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bf5b" officeooo:paragraph-rsid="0015bf5b"/>
    </style:style>
    <style:style style:name="T1" style:family="text">
      <style:text-properties officeooo:rsid="000d03e7"/>
    </style:style>
    <style:style style:name="T2" style:family="text">
      <style:text-properties officeooo:rsid="000ec00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9190" style:font-weight-asian="normal" style:font-weight-complex="normal"/>
    </style:style>
    <style:style style:name="T5" style:family="text">
      <style:text-properties fo:font-weight="normal" officeooo:rsid="0011e238" style:font-weight-asian="normal" style:font-weight-complex="normal"/>
    </style:style>
    <style:style style:name="T6" style:family="text">
      <style:text-properties fo:font-weight="normal" officeooo:rsid="0014187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Corrections to Thesis</text:p>
      <text:p text:style-name="P1"/>
      <text:p text:style-name="P2"/>
      <text:list xml:id="list1464493352" text:style-name="L1">
        <text:list-item>
          <text:p text:style-name="P3">Checked capitalisation in section references.</text:p>
        </text:list-item>
        <text:list-item>
          <text:p text:style-name="P4">Clarified the definition of lattices by defining them using tensor products and stating a lemma for the free modules characterisation. Added a couple of lemmas about ‘lattice sandwiches’ and sums and intersections of lattices. Updated the informal definition of lattices in Section 1.2.</text:p>
        </text:list-item>
        <text:list-item>
          <text:p text:style-name="P3">Defined the notation for transpose of infinite periodic matrices and changed the notation for transpose involution from $S$ to $\mathfrak{S}$.</text:p>
        </text:list-item>
        <text:list-item>
          <text:p text:style-name="P3">Made the notation $g_{A,B,C}$ for structure polynomials in the affine q-Schur algebra consistent.</text:p>
        </text:list-item>
        <text:list-item>
          <text:p text:style-name="P3">Clarified the narrative on shifting in Section 3.1.5. ‘To the right’ is correct but I have made it clearer and added an example.</text:p>
        </text:list-item>
        <text:list-item>
          <text:p text:style-name="P3">Gave examples of initial, final and internal vertices in the quiver and pointed out that sincere implies internal for all $i$.</text:p>
        </text:list-item>
        <text:list-item>
          <text:p text:style-name="P3">Gave examples of standard paths and the standard path for a matrix.</text:p>
        </text:list-item>
        <text:list-item>
          <text:p text:style-name="P3">Used ‘eqref’ instead of ‘ref’ to reference equations.</text:p>
        </text:list-item>
        <text:list-item>
          <text:p text:style-name="P3">Replaced ‘space’ with ‘set’ where there is no obvious topology.</text:p>
        </text:list-item>
        <text:list-item>
          <text:p text:style-name="P3">Removed any mention of $\Lambda_1^{A,B}$ and instead said exactly what the set is.</text:p>
        </text:list-item>
        <text:list-item>
          <text:p text:style-name="P3">Added references to Corollary 4.5.3 which states that the generic orbit is the maximum with respect to the hook order.</text:p>
        </text:list-item>
        <text:list-item>
          <text:p text:style-name="P3">Clarified that the direct sum decomposition used to construct a pair of flags corresponding to a matrix can be fairly arbitrary.</text:p>
        </text:list-item>
        <text:list-item>
          <text:p text:style-name="P5">Chapter 4: Mention<text:span text:style-name="T1">ed</text:span> the references used for the geometry in this chapter. Define the notation for exterior powers. Change<text:span text:style-name="T2">d</text:span> the font in the notation for the space of divisors for an element of the exterior algebra to avoid confusion with the notation for diagonal matrices.</text:p>
        </text:list-item>
        <text:list-item>
          <text:p text:style-name="P6">Chapter 4: Lemma 4.2.1. Made use of Roman numerals consistent.</text:p>
        </text:list-item>
        <text:list-item>
          <text:p text:style-name="P12"><text:span text:style-name="T4">Made use of Chevalley’s Theorem on constructible sets, which states that the image of a constructible set under a morphism of varieties is constructible. Used in Lemma </text:span><text:span text:style-name="T5">4.4.5 and Lemma 4.6.5 </text:span><text:span text:style-name="T6">to show</text:span><text:span text:style-name="T5"> that X_{A,B}^L and X_{A,B,C}^L are irreducible and constructible.</text:span></text:p>
        </text:list-item>
        <text:list-item>
          <text:p text:style-name="P13"><text:span text:style-name="T5">C</text:span><text:span text:style-name="T3">larified the proof of Lemma 4.2.2, proving that G_L/{H_{N,L}} is a connected algebraic group.</text:span></text:p>
        </text:list-item>
        <text:list-item>
          <text:p text:style-name="P7">Clarified the proof of Lemma 4.2.3, proving that Pi_{N,\lambda}^a(L) is a projective algebraic variety.</text:p>
        </text:list-item>
        <text:list-item>
          <text:p text:style-name="P7">Added a commuting diagram to illustrate the algebraic group action in Section 4.2.1.</text:p>
        </text:list-item>
        <text:list-item>
          <text:p text:style-name="P7">Improved the proof of Lemma 4.2.6, showing that non-stabiliser group element give isomorphisms between the varieties Pi_N.</text:p>
        </text:list-item>
        <text:list-item>
          <text:p text:style-name="P10">Added diagrams of the quivers \Gamma(3,1) and \Gamma(3,2).</text:p>
        </text:list-item>
        <text:list-item>
          <text:p text:style-name="P10">Added an example of extending a standard path then transforming it to a standard path.</text:p>
        </text:list-item>
        <text:list-item>
          <text:p text:style-name="P11">Added a diagram to explain the strategy for constructing an isomorphism from the generic affine algebra to the affine zero Schur algebra.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22:21.465806850</meta:creation-date>
    <dc:date>2021-04-09T00:06:05.521208981</dc:date>
    <meta:editing-duration>PT8H55M27S</meta:editing-duration>
    <meta:editing-cycles>8</meta:editing-cycles>
    <meta:generator>LibreOffice/7.0.3.1$Linux_X86_64 LibreOffice_project/00$Build-1</meta:generator>
    <meta:document-statistic meta:table-count="0" meta:image-count="0" meta:object-count="0" meta:page-count="1" meta:paragraph-count="23" meta:word-count="435" meta:character-count="2668" meta:non-whitespace-character-count="2278"/>
  </office:meta>
</office:document-meta>
</file>